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791in" svg:height="3.5453in" svg:x="2.3839in" svg:y="0.2409in">
            <draw:object draw:notify-on-update-of-ranges="Sheet1.A2:Sheet1.A50 Sheet1.B1:Sheet1.B1 Sheet1.B2:Sheet1.B50 Sheet1.C1:Sheet1.C1 Sheet1.C2:Sheet1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Time sum (ms)</text:p>
          </table:table-cell>
        </table:table-row>
        <table:table-row table:style-name="ro1">
          <table:table-cell office:value-type="string" calcext:value-type="string">
            <text:p>day01a</text:p>
          </table:table-cell>
          <table:table-cell office:value-type="float" office:value="0.16991" calcext:value-type="float">
            <text:p>0.16991</text:p>
          </table:table-cell>
          <table:table-cell table:formula="of:=[.B2]" office:value-type="float" office:value="0.16991" calcext:value-type="float">
            <text:p>0.16991</text:p>
          </table:table-cell>
        </table:table-row>
        <table:table-row table:style-name="ro1">
          <table:table-cell office:value-type="string" calcext:value-type="string">
            <text:p>day01b</text:p>
          </table:table-cell>
          <table:table-cell office:value-type="float" office:value="0.00726" calcext:value-type="float">
            <text:p>0.00726</text:p>
          </table:table-cell>
          <table:table-cell table:formula="of:=[.C2]+[.B3]" office:value-type="float" office:value="0.17717" calcext:value-type="float">
            <text:p>0.17717</text:p>
          </table:table-cell>
        </table:table-row>
        <table:table-row table:style-name="ro1">
          <table:table-cell office:value-type="string" calcext:value-type="string">
            <text:p>day02a</text:p>
          </table:table-cell>
          <table:table-cell office:value-type="float" office:value="0.55271" calcext:value-type="float">
            <text:p>0.55271</text:p>
          </table:table-cell>
          <table:table-cell table:formula="of:=[.C3]+[.B4]" office:value-type="float" office:value="0.72988" calcext:value-type="float">
            <text:p>0.72988</text:p>
          </table:table-cell>
        </table:table-row>
        <table:table-row table:style-name="ro1">
          <table:table-cell office:value-type="string" calcext:value-type="string">
            <text:p>day02b</text:p>
          </table:table-cell>
          <table:table-cell office:value-type="float" office:value="0.06852" calcext:value-type="float">
            <text:p>0.06852</text:p>
          </table:table-cell>
          <table:table-cell table:formula="of:=[.C4]+[.B5]" office:value-type="float" office:value="0.7984" calcext:value-type="float">
            <text:p>0.7984</text:p>
          </table:table-cell>
        </table:table-row>
        <table:table-row table:style-name="ro1">
          <table:table-cell office:value-type="string" calcext:value-type="string">
            <text:p>day03a</text:p>
          </table:table-cell>
          <table:table-cell office:value-type="float" office:value="0.00905" calcext:value-type="float">
            <text:p>0.00905</text:p>
          </table:table-cell>
          <table:table-cell table:formula="of:=[.C5]+[.B6]" office:value-type="float" office:value="0.80745" calcext:value-type="float">
            <text:p>0.80745</text:p>
          </table:table-cell>
        </table:table-row>
        <table:table-row table:style-name="ro1">
          <table:table-cell office:value-type="string" calcext:value-type="string">
            <text:p>day03b</text:p>
          </table:table-cell>
          <table:table-cell office:value-type="float" office:value="0.01298" calcext:value-type="float">
            <text:p>0.01298</text:p>
          </table:table-cell>
          <table:table-cell table:formula="of:=[.C6]+[.B7]" office:value-type="float" office:value="0.82043" calcext:value-type="float">
            <text:p>0.82043</text:p>
          </table:table-cell>
        </table:table-row>
        <table:table-row table:style-name="ro1">
          <table:table-cell office:value-type="string" calcext:value-type="string">
            <text:p>day04a</text:p>
          </table:table-cell>
          <table:table-cell office:value-type="float" office:value="0.15666" calcext:value-type="float">
            <text:p>0.15666</text:p>
          </table:table-cell>
          <table:table-cell table:formula="of:=[.C7]+[.B8]" office:value-type="float" office:value="0.97709" calcext:value-type="float">
            <text:p>0.97709</text:p>
          </table:table-cell>
        </table:table-row>
        <table:table-row table:style-name="ro1">
          <table:table-cell office:value-type="string" calcext:value-type="string">
            <text:p>day04b</text:p>
          </table:table-cell>
          <table:table-cell office:value-type="float" office:value="0.18453" calcext:value-type="float">
            <text:p>0.18453</text:p>
          </table:table-cell>
          <table:table-cell table:formula="of:=[.C8]+[.B9]" office:value-type="float" office:value="1.16162" calcext:value-type="float">
            <text:p>1.16162</text:p>
          </table:table-cell>
        </table:table-row>
        <table:table-row table:style-name="ro1">
          <table:table-cell office:value-type="string" calcext:value-type="string">
            <text:p>day05a</text:p>
          </table:table-cell>
          <table:table-cell office:value-type="float" office:value="0.00351" calcext:value-type="float">
            <text:p>0.00351</text:p>
          </table:table-cell>
          <table:table-cell table:formula="of:=[.C9]+[.B10]" office:value-type="float" office:value="1.16513" calcext:value-type="float">
            <text:p>1.16513</text:p>
          </table:table-cell>
        </table:table-row>
        <table:table-row table:style-name="ro1">
          <table:table-cell office:value-type="string" calcext:value-type="string">
            <text:p>day05b</text:p>
          </table:table-cell>
          <table:table-cell office:value-type="float" office:value="0.01078" calcext:value-type="float">
            <text:p>0.01078</text:p>
          </table:table-cell>
          <table:table-cell table:formula="of:=[.C10]+[.B11]" office:value-type="float" office:value="1.17591" calcext:value-type="float">
            <text:p>1.17591</text:p>
          </table:table-cell>
        </table:table-row>
        <table:table-row table:style-name="ro1">
          <table:table-cell office:value-type="string" calcext:value-type="string">
            <text:p>day06a</text:p>
          </table:table-cell>
          <table:table-cell office:value-type="float" office:value="0.031" calcext:value-type="float">
            <text:p>0.031</text:p>
          </table:table-cell>
          <table:table-cell table:formula="of:=[.C11]+[.B12]" office:value-type="float" office:value="1.20691" calcext:value-type="float">
            <text:p>1.20691</text:p>
          </table:table-cell>
        </table:table-row>
        <table:table-row table:style-name="ro1">
          <table:table-cell office:value-type="string" calcext:value-type="string">
            <text:p>day06b</text:p>
          </table:table-cell>
          <table:table-cell office:value-type="float" office:value="0.05605" calcext:value-type="float">
            <text:p>0.05605</text:p>
          </table:table-cell>
          <table:table-cell table:formula="of:=[.C12]+[.B13]" office:value-type="float" office:value="1.26296" calcext:value-type="float">
            <text:p>1.26296</text:p>
          </table:table-cell>
        </table:table-row>
        <table:table-row table:style-name="ro1">
          <table:table-cell office:value-type="string" calcext:value-type="string">
            <text:p>day07a</text:p>
          </table:table-cell>
          <table:table-cell office:value-type="float" office:value="2.25" calcext:value-type="float">
            <text:p>2.25</text:p>
          </table:table-cell>
          <table:table-cell table:formula="of:=[.C13]+[.B14]" office:value-type="float" office:value="3.51296" calcext:value-type="float">
            <text:p>3.51296</text:p>
          </table:table-cell>
        </table:table-row>
        <table:table-row table:style-name="ro1">
          <table:table-cell office:value-type="string" calcext:value-type="string">
            <text:p>day07b</text:p>
          </table:table-cell>
          <table:table-cell office:value-type="float" office:value="1.71" calcext:value-type="float">
            <text:p>1.71</text:p>
          </table:table-cell>
          <table:table-cell table:formula="of:=[.C14]+[.B15]" office:value-type="float" office:value="5.22296" calcext:value-type="float">
            <text:p>5.22296</text:p>
          </table:table-cell>
        </table:table-row>
        <table:table-row table:style-name="ro1">
          <table:table-cell office:value-type="string" calcext:value-type="string">
            <text:p>day08a</text:p>
          </table:table-cell>
          <table:table-cell office:value-type="float" office:value="0.02159" calcext:value-type="float">
            <text:p>0.02159</text:p>
          </table:table-cell>
          <table:table-cell table:formula="of:=[.C15]+[.B16]" office:value-type="float" office:value="5.24455" calcext:value-type="float">
            <text:p>5.24455</text:p>
          </table:table-cell>
        </table:table-row>
        <table:table-row table:style-name="ro1">
          <table:table-cell office:value-type="string" calcext:value-type="string">
            <text:p>day08b</text:p>
          </table:table-cell>
          <table:table-cell office:value-type="float" office:value="0.13093" calcext:value-type="float">
            <text:p>0.13093</text:p>
          </table:table-cell>
          <table:table-cell table:formula="of:=[.C16]+[.B17]" office:value-type="float" office:value="5.37548" calcext:value-type="float">
            <text:p>5.37548</text:p>
          </table:table-cell>
        </table:table-row>
        <table:table-row table:style-name="ro1">
          <table:table-cell office:value-type="string" calcext:value-type="string">
            <text:p>day09a</text:p>
          </table:table-cell>
          <table:table-cell office:value-type="float" office:value="0.04275" calcext:value-type="float">
            <text:p>0.04275</text:p>
          </table:table-cell>
          <table:table-cell table:formula="of:=[.C17]+[.B18]" office:value-type="float" office:value="5.41823" calcext:value-type="float">
            <text:p>5.41823</text:p>
          </table:table-cell>
        </table:table-row>
        <table:table-row table:style-name="ro1">
          <table:table-cell office:value-type="string" calcext:value-type="string">
            <text:p>day09b</text:p>
          </table:table-cell>
          <table:table-cell office:value-type="float" office:value="0.02501" calcext:value-type="float">
            <text:p>0.02501</text:p>
          </table:table-cell>
          <table:table-cell table:formula="of:=[.C18]+[.B19]" office:value-type="float" office:value="5.44324" calcext:value-type="float">
            <text:p>5.44324</text:p>
          </table:table-cell>
        </table:table-row>
        <table:table-row table:style-name="ro1">
          <table:table-cell office:value-type="string" calcext:value-type="string">
            <text:p>day10a</text:p>
          </table:table-cell>
          <table:table-cell office:value-type="float" office:value="0.00442" calcext:value-type="float">
            <text:p>0.00442</text:p>
          </table:table-cell>
          <table:table-cell table:formula="of:=[.C19]+[.B20]" office:value-type="float" office:value="5.44766" calcext:value-type="float">
            <text:p>5.44766</text:p>
          </table:table-cell>
        </table:table-row>
        <table:table-row table:style-name="ro1">
          <table:table-cell office:value-type="string" calcext:value-type="string">
            <text:p>day10b</text:p>
          </table:table-cell>
          <table:table-cell office:value-type="float" office:value="0.00484" calcext:value-type="float">
            <text:p>0.00484</text:p>
          </table:table-cell>
          <table:table-cell table:formula="of:=[.C20]+[.B21]" office:value-type="float" office:value="5.4525" calcext:value-type="float">
            <text:p>5.4525</text:p>
          </table:table-cell>
        </table:table-row>
        <table:table-row table:style-name="ro1">
          <table:table-cell office:value-type="string" calcext:value-type="string">
            <text:p>day11a</text:p>
          </table:table-cell>
          <table:table-cell office:value-type="float" office:value="6.88" calcext:value-type="float">
            <text:p>6.88</text:p>
          </table:table-cell>
          <table:table-cell table:formula="of:=[.C21]+[.B22]" office:value-type="float" office:value="12.3325" calcext:value-type="float">
            <text:p>12.3325</text:p>
          </table:table-cell>
        </table:table-row>
        <table:table-row table:style-name="ro1">
          <table:table-cell office:value-type="string" calcext:value-type="string">
            <text:p>day11b</text:p>
          </table:table-cell>
          <table:table-cell office:value-type="float" office:value="6.56" calcext:value-type="float">
            <text:p>6.56</text:p>
          </table:table-cell>
          <table:table-cell table:formula="of:=[.C22]+[.B23]" office:value-type="float" office:value="18.8925" calcext:value-type="float">
            <text:p>18.8925</text:p>
          </table:table-cell>
        </table:table-row>
        <table:table-row table:style-name="ro1">
          <table:table-cell office:value-type="string" calcext:value-type="string">
            <text:p>day12a</text:p>
          </table:table-cell>
          <table:table-cell office:value-type="float" office:value="0.01144" calcext:value-type="float">
            <text:p>0.01144</text:p>
          </table:table-cell>
          <table:table-cell table:formula="of:=[.C23]+[.B24]" office:value-type="float" office:value="18.90394" calcext:value-type="float">
            <text:p>18.90394</text:p>
          </table:table-cell>
        </table:table-row>
        <table:table-row table:style-name="ro1">
          <table:table-cell office:value-type="string" calcext:value-type="string">
            <text:p>day12b</text:p>
          </table:table-cell>
          <table:table-cell office:value-type="float" office:value="0.01104" calcext:value-type="float">
            <text:p>0.01104</text:p>
          </table:table-cell>
          <table:table-cell table:formula="of:=[.C24]+[.B25]" office:value-type="float" office:value="18.91498" calcext:value-type="float">
            <text:p>18.91498</text:p>
          </table:table-cell>
        </table:table-row>
        <table:table-row table:style-name="ro1">
          <table:table-cell office:value-type="string" calcext:value-type="string">
            <text:p>day13a</text:p>
          </table:table-cell>
          <table:table-cell office:value-type="float" office:value="0.00216" calcext:value-type="float">
            <text:p>0.00216</text:p>
          </table:table-cell>
          <table:table-cell table:formula="of:=[.C25]+[.B26]" office:value-type="float" office:value="18.91714" calcext:value-type="float">
            <text:p>18.91714</text:p>
          </table:table-cell>
        </table:table-row>
        <table:table-row table:style-name="ro1">
          <table:table-cell office:value-type="string" calcext:value-type="string">
            <text:p>day13b</text:p>
          </table:table-cell>
          <table:table-cell office:value-type="float" office:value="0.00351" calcext:value-type="float">
            <text:p>0.00351</text:p>
          </table:table-cell>
          <table:table-cell table:formula="of:=[.C26]+[.B27]" office:value-type="float" office:value="18.92065" calcext:value-type="float">
            <text:p>18.92065</text:p>
          </table:table-cell>
        </table:table-row>
        <table:table-row table:style-name="ro1">
          <table:table-cell office:value-type="string" calcext:value-type="string">
            <text:p>day14a</text:p>
          </table:table-cell>
          <table:table-cell office:value-type="float" office:value="0.27603" calcext:value-type="float">
            <text:p>0.27603</text:p>
          </table:table-cell>
          <table:table-cell table:formula="of:=[.C27]+[.B28]" office:value-type="float" office:value="19.19668" calcext:value-type="float">
            <text:p>19.19668</text:p>
          </table:table-cell>
        </table:table-row>
        <table:table-row table:style-name="ro1">
          <table:table-cell office:value-type="string" calcext:value-type="string">
            <text:p>day14b</text:p>
          </table:table-cell>
          <table:table-cell office:value-type="float" office:value="6.1" calcext:value-type="float">
            <text:p>6.1</text:p>
          </table:table-cell>
          <table:table-cell table:formula="of:=[.C28]+[.B29]" office:value-type="float" office:value="25.29668" calcext:value-type="float">
            <text:p>25.29668</text:p>
          </table:table-cell>
        </table:table-row>
        <table:table-row table:style-name="ro1">
          <table:table-cell office:value-type="string" calcext:value-type="string">
            <text:p>day15a</text:p>
          </table:table-cell>
          <table:table-cell office:value-type="float" office:value="0.22727" calcext:value-type="float">
            <text:p>0.22727</text:p>
          </table:table-cell>
          <table:table-cell table:formula="of:=[.C29]+[.B30]" office:value-type="float" office:value="25.52395" calcext:value-type="float">
            <text:p>25.52395</text:p>
          </table:table-cell>
        </table:table-row>
        <table:table-row table:style-name="ro1">
          <table:table-cell office:value-type="string" calcext:value-type="string">
            <text:p>day15b</text:p>
          </table:table-cell>
          <table:table-cell office:value-type="float" office:value="410.94" calcext:value-type="float">
            <text:p>410.94</text:p>
          </table:table-cell>
          <table:table-cell table:formula="of:=[.C30]+[.B31]" office:value-type="float" office:value="436.46395" calcext:value-type="float">
            <text:p>436.46395</text:p>
          </table:table-cell>
        </table:table-row>
        <table:table-row table:style-name="ro1">
          <table:table-cell office:value-type="string" calcext:value-type="string">
            <text:p>day16a</text:p>
          </table:table-cell>
          <table:table-cell office:value-type="float" office:value="0.20918" calcext:value-type="float">
            <text:p>0.20918</text:p>
          </table:table-cell>
          <table:table-cell table:formula="of:=[.C31]+[.B32]" office:value-type="float" office:value="436.67313" calcext:value-type="float">
            <text:p>436.67313</text:p>
          </table:table-cell>
        </table:table-row>
        <table:table-row table:style-name="ro1">
          <table:table-cell office:value-type="string" calcext:value-type="string">
            <text:p>day16b</text:p>
          </table:table-cell>
          <table:table-cell office:value-type="float" office:value="0.52627" calcext:value-type="float">
            <text:p>0.52627</text:p>
          </table:table-cell>
          <table:table-cell table:formula="of:=[.C32]+[.B33]" office:value-type="float" office:value="437.1994" calcext:value-type="float">
            <text:p>437.1994</text:p>
          </table:table-cell>
        </table:table-row>
        <table:table-row table:style-name="ro1">
          <table:table-cell office:value-type="string" calcext:value-type="string">
            <text:p>day17a</text:p>
          </table:table-cell>
          <table:table-cell office:value-type="float" office:value="0.35715" calcext:value-type="float">
            <text:p>0.35715</text:p>
          </table:table-cell>
          <table:table-cell table:formula="of:=[.C33]+[.B34]" office:value-type="float" office:value="437.55655" calcext:value-type="float">
            <text:p>437.55655</text:p>
          </table:table-cell>
        </table:table-row>
        <table:table-row table:style-name="ro1">
          <table:table-cell office:value-type="string" calcext:value-type="string">
            <text:p>day17b</text:p>
          </table:table-cell>
          <table:table-cell office:value-type="float" office:value="7.98" calcext:value-type="float">
            <text:p>7.98</text:p>
          </table:table-cell>
          <table:table-cell table:formula="of:=[.C34]+[.B35]" office:value-type="float" office:value="445.53655" calcext:value-type="float">
            <text:p>445.53655</text:p>
          </table:table-cell>
        </table:table-row>
        <table:table-row table:style-name="ro1">
          <table:table-cell office:value-type="string" calcext:value-type="string">
            <text:p>day18a</text:p>
          </table:table-cell>
          <table:table-cell office:value-type="float" office:value="0.24608" calcext:value-type="float">
            <text:p>0.24608</text:p>
          </table:table-cell>
          <table:table-cell table:formula="of:=[.C35]+[.B36]" office:value-type="float" office:value="445.78263" calcext:value-type="float">
            <text:p>445.78263</text:p>
          </table:table-cell>
        </table:table-row>
        <table:table-row table:style-name="ro1">
          <table:table-cell office:value-type="string" calcext:value-type="string">
            <text:p>day18b</text:p>
          </table:table-cell>
          <table:table-cell office:value-type="float" office:value="0.22806" calcext:value-type="float">
            <text:p>0.22806</text:p>
          </table:table-cell>
          <table:table-cell table:formula="of:=[.C36]+[.B37]" office:value-type="float" office:value="446.01069" calcext:value-type="float">
            <text:p>446.01069</text:p>
          </table:table-cell>
        </table:table-row>
        <table:table-row table:style-name="ro1">
          <table:table-cell office:value-type="string" calcext:value-type="string">
            <text:p>day19a</text:p>
          </table:table-cell>
          <table:table-cell office:value-type="float" office:value="0.36369" calcext:value-type="float">
            <text:p>0.36369</text:p>
          </table:table-cell>
          <table:table-cell table:formula="of:=[.C37]+[.B38]" office:value-type="float" office:value="446.37438" calcext:value-type="float">
            <text:p>446.37438</text:p>
          </table:table-cell>
        </table:table-row>
        <table:table-row table:style-name="ro1">
          <table:table-cell office:value-type="string" calcext:value-type="string">
            <text:p>day19b</text:p>
          </table:table-cell>
          <table:table-cell office:value-type="float" office:value="0.52348" calcext:value-type="float">
            <text:p>0.52348</text:p>
          </table:table-cell>
          <table:table-cell table:formula="of:=[.C38]+[.B39]" office:value-type="float" office:value="446.89786" calcext:value-type="float">
            <text:p>446.89786</text:p>
          </table:table-cell>
        </table:table-row>
        <table:table-row table:style-name="ro1">
          <table:table-cell office:value-type="string" calcext:value-type="string">
            <text:p>day20a</text:p>
          </table:table-cell>
          <table:table-cell office:value-type="float" office:value="0.11111" calcext:value-type="float">
            <text:p>0.11111</text:p>
          </table:table-cell>
          <table:table-cell table:formula="of:=[.C39]+[.B40]" office:value-type="float" office:value="447.00897" calcext:value-type="float">
            <text:p>447.00897</text:p>
          </table:table-cell>
        </table:table-row>
        <table:table-row table:style-name="ro1">
          <table:table-cell office:value-type="string" calcext:value-type="string">
            <text:p>day20b</text:p>
          </table:table-cell>
          <table:table-cell office:value-type="float" office:value="0.46028" calcext:value-type="float">
            <text:p>0.46028</text:p>
          </table:table-cell>
          <table:table-cell table:formula="of:=[.C40]+[.B41]" office:value-type="float" office:value="447.46925" calcext:value-type="float">
            <text:p>447.46925</text:p>
          </table:table-cell>
        </table:table-row>
        <table:table-row table:style-name="ro1">
          <table:table-cell office:value-type="string" calcext:value-type="string">
            <text:p>day21a</text:p>
          </table:table-cell>
          <table:table-cell office:value-type="float" office:value="0.4642" calcext:value-type="float">
            <text:p>0.4642</text:p>
          </table:table-cell>
          <table:table-cell table:formula="of:=[.C41]+[.B42]" office:value-type="float" office:value="447.93345" calcext:value-type="float">
            <text:p>447.93345</text:p>
          </table:table-cell>
        </table:table-row>
        <table:table-row table:style-name="ro1">
          <table:table-cell office:value-type="string" calcext:value-type="string">
            <text:p>day21b</text:p>
          </table:table-cell>
          <table:table-cell office:value-type="float" office:value="0.2931" calcext:value-type="float">
            <text:p>0.2931</text:p>
          </table:table-cell>
          <table:table-cell table:formula="of:=[.C42]+[.B43]" office:value-type="float" office:value="448.22655" calcext:value-type="float">
            <text:p>448.22655</text:p>
          </table:table-cell>
        </table:table-row>
        <table:table-row table:style-name="ro1">
          <table:table-cell office:value-type="string" calcext:value-type="string">
            <text:p>day22a</text:p>
          </table:table-cell>
          <table:table-cell office:value-type="float" office:value="0.00266" calcext:value-type="float">
            <text:p>0.00266</text:p>
          </table:table-cell>
          <table:table-cell table:formula="of:=[.C43]+[.B44]" office:value-type="float" office:value="448.22921" calcext:value-type="float">
            <text:p>448.22921</text:p>
          </table:table-cell>
        </table:table-row>
        <table:table-row table:style-name="ro1">
          <table:table-cell office:value-type="string" calcext:value-type="string">
            <text:p>day22b</text:p>
          </table:table-cell>
          <table:table-cell office:value-type="float" office:value="3.42" calcext:value-type="float">
            <text:p>3.42</text:p>
          </table:table-cell>
          <table:table-cell table:formula="of:=[.C44]+[.B45]" office:value-type="float" office:value="451.64921" calcext:value-type="float">
            <text:p>451.64921</text:p>
          </table:table-cell>
        </table:table-row>
        <table:table-row table:style-name="ro1">
          <table:table-cell office:value-type="string" calcext:value-type="string">
            <text:p>day23a</text:p>
          </table:table-cell>
          <table:table-cell office:value-type="float" office:value="0.00503" calcext:value-type="float">
            <text:p>0.00503</text:p>
          </table:table-cell>
          <table:table-cell table:formula="of:=[.C45]+[.B46]" office:value-type="float" office:value="451.65424" calcext:value-type="float">
            <text:p>451.65424</text:p>
          </table:table-cell>
        </table:table-row>
        <table:table-row table:style-name="ro1">
          <table:table-cell office:value-type="string" calcext:value-type="string">
            <text:p>day23b</text:p>
          </table:table-cell>
          <table:table-cell office:value-type="float" office:value="191.97" calcext:value-type="float">
            <text:p>191.97</text:p>
          </table:table-cell>
          <table:table-cell table:formula="of:=[.C46]+[.B47]" office:value-type="float" office:value="643.62424" calcext:value-type="float">
            <text:p>643.62424</text:p>
          </table:table-cell>
        </table:table-row>
        <table:table-row table:style-name="ro1">
          <table:table-cell office:value-type="string" calcext:value-type="string">
            <text:p>day24a</text:p>
          </table:table-cell>
          <table:table-cell office:value-type="float" office:value="0.10485" calcext:value-type="float">
            <text:p>0.10485</text:p>
          </table:table-cell>
          <table:table-cell table:formula="of:=[.C47]+[.B48]" office:value-type="float" office:value="643.72909" calcext:value-type="float">
            <text:p>643.72909</text:p>
          </table:table-cell>
        </table:table-row>
        <table:table-row table:style-name="ro1">
          <table:table-cell office:value-type="string" calcext:value-type="string">
            <text:p>day24b</text:p>
          </table:table-cell>
          <table:table-cell office:value-type="float" office:value="43.21" calcext:value-type="float">
            <text:p>43.21</text:p>
          </table:table-cell>
          <table:table-cell table:formula="of:=[.C48]+[.B49]" office:value-type="float" office:value="686.93909" calcext:value-type="float">
            <text:p>686.93909</text:p>
          </table:table-cell>
        </table:table-row>
        <table:table-row table:style-name="ro1">
          <table:table-cell office:value-type="string" calcext:value-type="string">
            <text:p>day25a</text:p>
          </table:table-cell>
          <table:table-cell office:value-type="float" office:value="26.88" calcext:value-type="float">
            <text:p>26.88</text:p>
          </table:table-cell>
          <table:table-cell table:formula="of:=[.C49]+[.B50]" office:value-type="float" office:value="713.81909" calcext:value-type="float">
            <text:p>713.819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formula="of:=SUM([.B2:.B50])" office:value-type="float" office:value="713.81909" calcext:value-type="float">
            <text:p>713.819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8:58:34.192155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8:39:29.589930551</meta:creation-date>
    <dc:date>2021-01-20T19:09:09.990265790</dc:date>
    <meta:editing-duration>PT28M21S</meta:editing-duration>
    <meta:editing-cycles>5</meta:editing-cycles>
    <meta:generator>LibreOffice/7.0.3.1$Linux_X86_64 LibreOffice_project/00$Build-1</meta:generator>
    <meta:document-statistic meta:table-count="1" meta:cell-count="1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0f0f23"/>
    </style:style>
    <style:style style:name="ch2" style:family="chart">
      <style:chart-properties chart:auto-position="true" style:rotation-angle="0"/>
      <style:text-properties fo:color="#0099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cccccc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color="#cccccc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9900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333333"/>
      <style:text-properties fo:color="#cccccc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9900" fo:font-size="9pt" style:font-size-asian="9pt" style:font-size-complex="9pt"/>
    </style:style>
    <style:style style:name="ch9" style:family="chart">
      <style:graphic-properties svg:stroke-color="#33333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9999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66" draw:fill-color="#ffff66"/>
      <style:text-properties fo:font-size="10pt" style:font-size-asian="10pt" style:font-size-complex="10pt"/>
    </style:style>
    <style:style style:name="ch13" style:family="chart">
      <style:graphic-properties draw:stroke="solid" svg:stroke-color="#33333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22cm" svg:height="9.006cm" xlink:href=".." xlink:type="simple" chart:class="chart:bar" chart:style-name="ch1">
        <chart:title svg:x="7.333cm" svg:y="0.316cm" chart:style-name="ch2">
          <text:p>Advent of Code 2020 timings</text:p>
        </chart:title>
        <chart:legend chart:legend-position="top" svg:x="7.182cm" svg:y="1.28cm" style:legend-expansion="wide" chart:style-name="ch3"/>
        <chart:plot-area chart:style-name="ch4" table:cell-range-address="Sheet1.A2:Sheet1.C50 Sheet1.B1:Sheet1.C1" chart:data-source-has-labels="both" svg:x="1.421cm" svg:y="2.058cm" svg:width="18.691cm" svg:height="5.787cm">
          <chart:coordinate-region svg:x="2.228cm" svg:y="2.058cm" svg:width="17.884cm" svg:height="4.272cm"/>
          <chart:axis chart:dimension="x" chart:name="primary-x" chart:style-name="ch5" chartooo:axis-type="auto">
            <chartooo:date-scale/>
            <chart:title svg:x="10.219cm" svg:y="8.025cm" chart:style-name="ch6">
              <text:p>Puzzle</text:p>
            </chart:title>
            <chart:categories table:cell-range-address="Sheet1.A2:Sheet1.A50"/>
          </chart:axis>
          <chart:axis chart:dimension="y" chart:name="primary-y" chart:style-name="ch7">
            <chart:title svg:x="0.451cm" svg:y="5.974cm" chart:style-name="ch8">
              <text:p>Runtime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2:Sheet1.B50" chart:label-cell-address="Sheet1.B1:Sheet1.B1" chart:class="chart:bar">
            <chart:data-point chart:repeated="49"/>
            <loext:propertry-mapping loext:property="BorderColor" loext:cell-range-address=""/>
          </chart:series>
          <chart:series chart:attached-axis="primary-y" chart:style-name="ch12" chart:values-cell-range-address="Sheet1.C2:Sheet1.C50" chart:label-cell-address="Sheet1.C1:Sheet1.C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Time sum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y01a</text:p>
                <draw:g>
                  <svg:desc>Sheet1.A2:Sheet1.A50</svg:desc>
                </draw:g>
              </table:table-cell>
              <table:table-cell office:value-type="float" office:value="0.16991">
                <text:p>0.16991</text:p>
                <draw:g>
                  <svg:desc>Sheet1.B2:Sheet1.B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6991">
                <text:p>0.16991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day01b</text:p>
              </table:table-cell>
              <table:table-cell office:value-type="float" office:value="0.00726">
                <text:p>0.00726</text:p>
              </table:table-cell>
              <table:table-cell office:value-type="float" office:value="NaN">
                <text:p>NaN</text:p>
              </table:table-cell>
              <table:table-cell office:value-type="float" office:value="0.17717">
                <text:p>0.17717</text:p>
              </table:table-cell>
            </table:table-row>
            <table:table-row>
              <table:table-cell office:value-type="string">
                <text:p>day02a</text:p>
              </table:table-cell>
              <table:table-cell office:value-type="float" office:value="0.55271">
                <text:p>0.55271</text:p>
              </table:table-cell>
              <table:table-cell office:value-type="float" office:value="NaN">
                <text:p>NaN</text:p>
              </table:table-cell>
              <table:table-cell office:value-type="float" office:value="0.72988">
                <text:p>0.72988</text:p>
              </table:table-cell>
            </table:table-row>
            <table:table-row>
              <table:table-cell office:value-type="string">
                <text:p>day02b</text:p>
              </table:table-cell>
              <table:table-cell office:value-type="float" office:value="0.06852">
                <text:p>0.06852</text:p>
              </table:table-cell>
              <table:table-cell office:value-type="float" office:value="NaN">
                <text:p>NaN</text:p>
              </table:table-cell>
              <table:table-cell office:value-type="float" office:value="0.7984">
                <text:p>0.7984</text:p>
              </table:table-cell>
            </table:table-row>
            <table:table-row>
              <table:table-cell office:value-type="string">
                <text:p>day03a</text:p>
              </table:table-cell>
              <table:table-cell office:value-type="float" office:value="0.00905">
                <text:p>0.00905</text:p>
              </table:table-cell>
              <table:table-cell office:value-type="float" office:value="NaN">
                <text:p>NaN</text:p>
              </table:table-cell>
              <table:table-cell office:value-type="float" office:value="0.80745">
                <text:p>0.80745</text:p>
              </table:table-cell>
            </table:table-row>
            <table:table-row>
              <table:table-cell office:value-type="string">
                <text:p>day03b</text:p>
              </table:table-cell>
              <table:table-cell office:value-type="float" office:value="0.01298">
                <text:p>0.01298</text:p>
              </table:table-cell>
              <table:table-cell office:value-type="float" office:value="NaN">
                <text:p>NaN</text:p>
              </table:table-cell>
              <table:table-cell office:value-type="float" office:value="0.82043">
                <text:p>0.82043</text:p>
              </table:table-cell>
            </table:table-row>
            <table:table-row>
              <table:table-cell office:value-type="string">
                <text:p>day04a</text:p>
              </table:table-cell>
              <table:table-cell office:value-type="float" office:value="0.15666">
                <text:p>0.15666</text:p>
              </table:table-cell>
              <table:table-cell office:value-type="float" office:value="NaN">
                <text:p>NaN</text:p>
              </table:table-cell>
              <table:table-cell office:value-type="float" office:value="0.97709">
                <text:p>0.97709</text:p>
              </table:table-cell>
            </table:table-row>
            <table:table-row>
              <table:table-cell office:value-type="string">
                <text:p>day04b</text:p>
              </table:table-cell>
              <table:table-cell office:value-type="float" office:value="0.18453">
                <text:p>0.18453</text:p>
              </table:table-cell>
              <table:table-cell office:value-type="float" office:value="NaN">
                <text:p>NaN</text:p>
              </table:table-cell>
              <table:table-cell office:value-type="float" office:value="1.16162">
                <text:p>1.16162</text:p>
              </table:table-cell>
            </table:table-row>
            <table:table-row>
              <table:table-cell office:value-type="string">
                <text:p>day05a</text:p>
              </table:table-cell>
              <table:table-cell office:value-type="float" office:value="0.00351">
                <text:p>0.00351</text:p>
              </table:table-cell>
              <table:table-cell office:value-type="float" office:value="NaN">
                <text:p>NaN</text:p>
              </table:table-cell>
              <table:table-cell office:value-type="float" office:value="1.16513">
                <text:p>1.16513</text:p>
              </table:table-cell>
            </table:table-row>
            <table:table-row>
              <table:table-cell office:value-type="string">
                <text:p>day05b</text:p>
              </table:table-cell>
              <table:table-cell office:value-type="float" office:value="0.01078">
                <text:p>0.01078</text:p>
              </table:table-cell>
              <table:table-cell office:value-type="float" office:value="NaN">
                <text:p>NaN</text:p>
              </table:table-cell>
              <table:table-cell office:value-type="float" office:value="1.17591">
                <text:p>1.17591</text:p>
              </table:table-cell>
            </table:table-row>
            <table:table-row>
              <table:table-cell office:value-type="string">
                <text:p>day06a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1.20691">
                <text:p>1.20691</text:p>
              </table:table-cell>
            </table:table-row>
            <table:table-row>
              <table:table-cell office:value-type="string">
                <text:p>day06b</text:p>
              </table:table-cell>
              <table:table-cell office:value-type="float" office:value="0.05605">
                <text:p>0.05605</text:p>
              </table:table-cell>
              <table:table-cell office:value-type="float" office:value="NaN">
                <text:p>NaN</text:p>
              </table:table-cell>
              <table:table-cell office:value-type="float" office:value="1.26296">
                <text:p>1.26296</text:p>
              </table:table-cell>
            </table:table-row>
            <table:table-row>
              <table:table-cell office:value-type="string">
                <text:p>day07a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3.51296">
                <text:p>3.51296</text:p>
              </table:table-cell>
            </table:table-row>
            <table:table-row>
              <table:table-cell office:value-type="string">
                <text:p>day07b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  <table:table-cell office:value-type="float" office:value="5.22296">
                <text:p>5.22296</text:p>
              </table:table-cell>
            </table:table-row>
            <table:table-row>
              <table:table-cell office:value-type="string">
                <text:p>day08a</text:p>
              </table:table-cell>
              <table:table-cell office:value-type="float" office:value="0.02159">
                <text:p>0.02159</text:p>
              </table:table-cell>
              <table:table-cell office:value-type="float" office:value="NaN">
                <text:p>NaN</text:p>
              </table:table-cell>
              <table:table-cell office:value-type="float" office:value="5.24455">
                <text:p>5.24455</text:p>
              </table:table-cell>
            </table:table-row>
            <table:table-row>
              <table:table-cell office:value-type="string">
                <text:p>day08b</text:p>
              </table:table-cell>
              <table:table-cell office:value-type="float" office:value="0.13093">
                <text:p>0.13093</text:p>
              </table:table-cell>
              <table:table-cell office:value-type="float" office:value="NaN">
                <text:p>NaN</text:p>
              </table:table-cell>
              <table:table-cell office:value-type="float" office:value="5.37548">
                <text:p>5.37548</text:p>
              </table:table-cell>
            </table:table-row>
            <table:table-row>
              <table:table-cell office:value-type="string">
                <text:p>day09a</text:p>
              </table:table-cell>
              <table:table-cell office:value-type="float" office:value="0.04275">
                <text:p>0.04275</text:p>
              </table:table-cell>
              <table:table-cell office:value-type="float" office:value="NaN">
                <text:p>NaN</text:p>
              </table:table-cell>
              <table:table-cell office:value-type="float" office:value="5.41823">
                <text:p>5.41823</text:p>
              </table:table-cell>
            </table:table-row>
            <table:table-row>
              <table:table-cell office:value-type="string">
                <text:p>day09b</text:p>
              </table:table-cell>
              <table:table-cell office:value-type="float" office:value="0.02501">
                <text:p>0.02501</text:p>
              </table:table-cell>
              <table:table-cell office:value-type="float" office:value="NaN">
                <text:p>NaN</text:p>
              </table:table-cell>
              <table:table-cell office:value-type="float" office:value="5.44324">
                <text:p>5.44324</text:p>
              </table:table-cell>
            </table:table-row>
            <table:table-row>
              <table:table-cell office:value-type="string">
                <text:p>day10a</text:p>
              </table:table-cell>
              <table:table-cell office:value-type="float" office:value="0.00442">
                <text:p>0.00442</text:p>
              </table:table-cell>
              <table:table-cell office:value-type="float" office:value="NaN">
                <text:p>NaN</text:p>
              </table:table-cell>
              <table:table-cell office:value-type="float" office:value="5.44766">
                <text:p>5.44766</text:p>
              </table:table-cell>
            </table:table-row>
            <table:table-row>
              <table:table-cell office:value-type="string">
                <text:p>day10b</text:p>
              </table:table-cell>
              <table:table-cell office:value-type="float" office:value="0.00484">
                <text:p>0.00484</text:p>
              </table:table-cell>
              <table:table-cell office:value-type="float" office:value="NaN">
                <text:p>NaN</text:p>
              </table:table-cell>
              <table:table-cell office:value-type="float" office:value="5.4525">
                <text:p>5.4525</text:p>
              </table:table-cell>
            </table:table-row>
            <table:table-row>
              <table:table-cell office:value-type="string">
                <text:p>day11a</text:p>
              </table:table-cell>
              <table:table-cell office:value-type="float" office:value="6.88">
                <text:p>6.88</text:p>
              </table:table-cell>
              <table:table-cell office:value-type="float" office:value="NaN">
                <text:p>NaN</text:p>
              </table:table-cell>
              <table:table-cell office:value-type="float" office:value="12.3325">
                <text:p>12.3325</text:p>
              </table:table-cell>
            </table:table-row>
            <table:table-row>
              <table:table-cell office:value-type="string">
                <text:p>day11b</text:p>
              </table:table-cell>
              <table:table-cell office:value-type="float" office:value="6.56">
                <text:p>6.56</text:p>
              </table:table-cell>
              <table:table-cell office:value-type="float" office:value="NaN">
                <text:p>NaN</text:p>
              </table:table-cell>
              <table:table-cell office:value-type="float" office:value="18.8925">
                <text:p>18.8925</text:p>
              </table:table-cell>
            </table:table-row>
            <table:table-row>
              <table:table-cell office:value-type="string">
                <text:p>day12a</text:p>
              </table:table-cell>
              <table:table-cell office:value-type="float" office:value="0.01144">
                <text:p>0.01144</text:p>
              </table:table-cell>
              <table:table-cell office:value-type="float" office:value="NaN">
                <text:p>NaN</text:p>
              </table:table-cell>
              <table:table-cell office:value-type="float" office:value="18.90394">
                <text:p>18.90394</text:p>
              </table:table-cell>
            </table:table-row>
            <table:table-row>
              <table:table-cell office:value-type="string">
                <text:p>day12b</text:p>
              </table:table-cell>
              <table:table-cell office:value-type="float" office:value="0.01104">
                <text:p>0.01104</text:p>
              </table:table-cell>
              <table:table-cell office:value-type="float" office:value="NaN">
                <text:p>NaN</text:p>
              </table:table-cell>
              <table:table-cell office:value-type="float" office:value="18.91498">
                <text:p>18.91498</text:p>
              </table:table-cell>
            </table:table-row>
            <table:table-row>
              <table:table-cell office:value-type="string">
                <text:p>day13a</text:p>
              </table:table-cell>
              <table:table-cell office:value-type="float" office:value="0.00216">
                <text:p>0.00216</text:p>
              </table:table-cell>
              <table:table-cell office:value-type="float" office:value="NaN">
                <text:p>NaN</text:p>
              </table:table-cell>
              <table:table-cell office:value-type="float" office:value="18.91714">
                <text:p>18.91714</text:p>
              </table:table-cell>
            </table:table-row>
            <table:table-row>
              <table:table-cell office:value-type="string">
                <text:p>day13b</text:p>
              </table:table-cell>
              <table:table-cell office:value-type="float" office:value="0.00351">
                <text:p>0.00351</text:p>
              </table:table-cell>
              <table:table-cell office:value-type="float" office:value="NaN">
                <text:p>NaN</text:p>
              </table:table-cell>
              <table:table-cell office:value-type="float" office:value="18.92065">
                <text:p>18.92065</text:p>
              </table:table-cell>
            </table:table-row>
            <table:table-row>
              <table:table-cell office:value-type="string">
                <text:p>day14a</text:p>
              </table:table-cell>
              <table:table-cell office:value-type="float" office:value="0.27603">
                <text:p>0.27603</text:p>
              </table:table-cell>
              <table:table-cell office:value-type="float" office:value="NaN">
                <text:p>NaN</text:p>
              </table:table-cell>
              <table:table-cell office:value-type="float" office:value="19.19668">
                <text:p>19.19668</text:p>
              </table:table-cell>
            </table:table-row>
            <table:table-row>
              <table:table-cell office:value-type="string">
                <text:p>day14b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25.29668">
                <text:p>25.29668</text:p>
              </table:table-cell>
            </table:table-row>
            <table:table-row>
              <table:table-cell office:value-type="string">
                <text:p>day15a</text:p>
              </table:table-cell>
              <table:table-cell office:value-type="float" office:value="0.22727">
                <text:p>0.22727</text:p>
              </table:table-cell>
              <table:table-cell office:value-type="float" office:value="NaN">
                <text:p>NaN</text:p>
              </table:table-cell>
              <table:table-cell office:value-type="float" office:value="25.52395">
                <text:p>25.52395</text:p>
              </table:table-cell>
            </table:table-row>
            <table:table-row>
              <table:table-cell office:value-type="string">
                <text:p>day15b</text:p>
              </table:table-cell>
              <table:table-cell office:value-type="float" office:value="410.94">
                <text:p>410.94</text:p>
              </table:table-cell>
              <table:table-cell office:value-type="float" office:value="NaN">
                <text:p>NaN</text:p>
              </table:table-cell>
              <table:table-cell office:value-type="float" office:value="436.46395">
                <text:p>436.46395</text:p>
              </table:table-cell>
            </table:table-row>
            <table:table-row>
              <table:table-cell office:value-type="string">
                <text:p>day16a</text:p>
              </table:table-cell>
              <table:table-cell office:value-type="float" office:value="0.20918">
                <text:p>0.20918</text:p>
              </table:table-cell>
              <table:table-cell office:value-type="float" office:value="NaN">
                <text:p>NaN</text:p>
              </table:table-cell>
              <table:table-cell office:value-type="float" office:value="436.67313">
                <text:p>436.67313</text:p>
              </table:table-cell>
            </table:table-row>
            <table:table-row>
              <table:table-cell office:value-type="string">
                <text:p>day16b</text:p>
              </table:table-cell>
              <table:table-cell office:value-type="float" office:value="0.52627">
                <text:p>0.52627</text:p>
              </table:table-cell>
              <table:table-cell office:value-type="float" office:value="NaN">
                <text:p>NaN</text:p>
              </table:table-cell>
              <table:table-cell office:value-type="float" office:value="437.1994">
                <text:p>437.1994</text:p>
              </table:table-cell>
            </table:table-row>
            <table:table-row>
              <table:table-cell office:value-type="string">
                <text:p>day17a</text:p>
              </table:table-cell>
              <table:table-cell office:value-type="float" office:value="0.35715">
                <text:p>0.35715</text:p>
              </table:table-cell>
              <table:table-cell office:value-type="float" office:value="NaN">
                <text:p>NaN</text:p>
              </table:table-cell>
              <table:table-cell office:value-type="float" office:value="437.55655">
                <text:p>437.55655</text:p>
              </table:table-cell>
            </table:table-row>
            <table:table-row>
              <table:table-cell office:value-type="string">
                <text:p>day17b</text:p>
              </table:table-cell>
              <table:table-cell office:value-type="float" office:value="7.98">
                <text:p>7.98</text:p>
              </table:table-cell>
              <table:table-cell office:value-type="float" office:value="NaN">
                <text:p>NaN</text:p>
              </table:table-cell>
              <table:table-cell office:value-type="float" office:value="445.53655">
                <text:p>445.53655</text:p>
              </table:table-cell>
            </table:table-row>
            <table:table-row>
              <table:table-cell office:value-type="string">
                <text:p>day18a</text:p>
              </table:table-cell>
              <table:table-cell office:value-type="float" office:value="0.24608">
                <text:p>0.24608</text:p>
              </table:table-cell>
              <table:table-cell office:value-type="float" office:value="NaN">
                <text:p>NaN</text:p>
              </table:table-cell>
              <table:table-cell office:value-type="float" office:value="445.78263">
                <text:p>445.78263</text:p>
              </table:table-cell>
            </table:table-row>
            <table:table-row>
              <table:table-cell office:value-type="string">
                <text:p>day18b</text:p>
              </table:table-cell>
              <table:table-cell office:value-type="float" office:value="0.22806">
                <text:p>0.22806</text:p>
              </table:table-cell>
              <table:table-cell office:value-type="float" office:value="NaN">
                <text:p>NaN</text:p>
              </table:table-cell>
              <table:table-cell office:value-type="float" office:value="446.01069">
                <text:p>446.01069</text:p>
              </table:table-cell>
            </table:table-row>
            <table:table-row>
              <table:table-cell office:value-type="string">
                <text:p>day19a</text:p>
              </table:table-cell>
              <table:table-cell office:value-type="float" office:value="0.36369">
                <text:p>0.36369</text:p>
              </table:table-cell>
              <table:table-cell office:value-type="float" office:value="NaN">
                <text:p>NaN</text:p>
              </table:table-cell>
              <table:table-cell office:value-type="float" office:value="446.37438">
                <text:p>446.37438</text:p>
              </table:table-cell>
            </table:table-row>
            <table:table-row>
              <table:table-cell office:value-type="string">
                <text:p>day19b</text:p>
              </table:table-cell>
              <table:table-cell office:value-type="float" office:value="0.52348">
                <text:p>0.52348</text:p>
              </table:table-cell>
              <table:table-cell office:value-type="float" office:value="NaN">
                <text:p>NaN</text:p>
              </table:table-cell>
              <table:table-cell office:value-type="float" office:value="446.89786">
                <text:p>446.89786</text:p>
              </table:table-cell>
            </table:table-row>
            <table:table-row>
              <table:table-cell office:value-type="string">
                <text:p>day20a</text:p>
              </table:table-cell>
              <table:table-cell office:value-type="float" office:value="0.11111">
                <text:p>0.11111</text:p>
              </table:table-cell>
              <table:table-cell office:value-type="float" office:value="NaN">
                <text:p>NaN</text:p>
              </table:table-cell>
              <table:table-cell office:value-type="float" office:value="447.00897">
                <text:p>447.00897</text:p>
              </table:table-cell>
            </table:table-row>
            <table:table-row>
              <table:table-cell office:value-type="string">
                <text:p>day20b</text:p>
              </table:table-cell>
              <table:table-cell office:value-type="float" office:value="0.46028">
                <text:p>0.46028</text:p>
              </table:table-cell>
              <table:table-cell office:value-type="float" office:value="NaN">
                <text:p>NaN</text:p>
              </table:table-cell>
              <table:table-cell office:value-type="float" office:value="447.46925">
                <text:p>447.46925</text:p>
              </table:table-cell>
            </table:table-row>
            <table:table-row>
              <table:table-cell office:value-type="string">
                <text:p>day21a</text:p>
              </table:table-cell>
              <table:table-cell office:value-type="float" office:value="0.4642">
                <text:p>0.4642</text:p>
              </table:table-cell>
              <table:table-cell office:value-type="float" office:value="NaN">
                <text:p>NaN</text:p>
              </table:table-cell>
              <table:table-cell office:value-type="float" office:value="447.93345">
                <text:p>447.93345</text:p>
              </table:table-cell>
            </table:table-row>
            <table:table-row>
              <table:table-cell office:value-type="string">
                <text:p>day21b</text:p>
              </table:table-cell>
              <table:table-cell office:value-type="float" office:value="0.2931">
                <text:p>0.2931</text:p>
              </table:table-cell>
              <table:table-cell office:value-type="float" office:value="NaN">
                <text:p>NaN</text:p>
              </table:table-cell>
              <table:table-cell office:value-type="float" office:value="448.22655">
                <text:p>448.22655</text:p>
              </table:table-cell>
            </table:table-row>
            <table:table-row>
              <table:table-cell office:value-type="string">
                <text:p>day22a</text:p>
              </table:table-cell>
              <table:table-cell office:value-type="float" office:value="0.00266">
                <text:p>0.00266</text:p>
              </table:table-cell>
              <table:table-cell office:value-type="float" office:value="NaN">
                <text:p>NaN</text:p>
              </table:table-cell>
              <table:table-cell office:value-type="float" office:value="448.22921">
                <text:p>448.22921</text:p>
              </table:table-cell>
            </table:table-row>
            <table:table-row>
              <table:table-cell office:value-type="string">
                <text:p>day22b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451.64921">
                <text:p>451.64921</text:p>
              </table:table-cell>
            </table:table-row>
            <table:table-row>
              <table:table-cell office:value-type="string">
                <text:p>day23a</text:p>
              </table:table-cell>
              <table:table-cell office:value-type="float" office:value="0.00503">
                <text:p>0.00503</text:p>
              </table:table-cell>
              <table:table-cell office:value-type="float" office:value="NaN">
                <text:p>NaN</text:p>
              </table:table-cell>
              <table:table-cell office:value-type="float" office:value="451.65424">
                <text:p>451.65424</text:p>
              </table:table-cell>
            </table:table-row>
            <table:table-row>
              <table:table-cell office:value-type="string">
                <text:p>day23b</text:p>
              </table:table-cell>
              <table:table-cell office:value-type="float" office:value="191.97">
                <text:p>191.97</text:p>
              </table:table-cell>
              <table:table-cell office:value-type="float" office:value="NaN">
                <text:p>NaN</text:p>
              </table:table-cell>
              <table:table-cell office:value-type="float" office:value="643.62424">
                <text:p>643.62424</text:p>
              </table:table-cell>
            </table:table-row>
            <table:table-row>
              <table:table-cell office:value-type="string">
                <text:p>day24a</text:p>
              </table:table-cell>
              <table:table-cell office:value-type="float" office:value="0.10485">
                <text:p>0.10485</text:p>
              </table:table-cell>
              <table:table-cell office:value-type="float" office:value="NaN">
                <text:p>NaN</text:p>
              </table:table-cell>
              <table:table-cell office:value-type="float" office:value="643.72909">
                <text:p>643.72909</text:p>
              </table:table-cell>
            </table:table-row>
            <table:table-row>
              <table:table-cell office:value-type="string">
                <text:p>day24b</text:p>
              </table:table-cell>
              <table:table-cell office:value-type="float" office:value="43.21">
                <text:p>43.21</text:p>
              </table:table-cell>
              <table:table-cell office:value-type="float" office:value="NaN">
                <text:p>NaN</text:p>
              </table:table-cell>
              <table:table-cell office:value-type="float" office:value="686.93909">
                <text:p>686.93909</text:p>
              </table:table-cell>
            </table:table-row>
            <table:table-row>
              <table:table-cell office:value-type="string">
                <text:p>day25a</text:p>
              </table:table-cell>
              <table:table-cell office:value-type="float" office:value="26.88">
                <text:p>26.88</text:p>
              </table:table-cell>
              <table:table-cell office:value-type="float" office:value="NaN">
                <text:p>NaN</text:p>
              </table:table-cell>
              <table:table-cell office:value-type="float" office:value="713.81909">
                <text:p>713.81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